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3E0000008A26FDC6643E37659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5cm" fo:min-width="4.1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3cm" svg:height="2.044cm" svg:x="0.9cm" svg:y="0.6cm">
          <draw:image xlink:href="Pictures/100002010000033E0000008A26FDC6643E37659D.png" xlink:type="simple" xlink:show="embed" xlink:actuate="onLoad" loext:mime-type="image/png">
            <text:p/>
          </draw:image>
        </draw:frame>
        <draw:custom-shape draw:style-name="gr2" draw:text-style-name="P2" draw:layer="layout" svg:width="4.6cm" svg:height="0.5cm" svg:x="4.7cm" svg:y="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5cm" svg:y1="3.6cm" svg:x2="4.7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09T14:31:51.892094769</dc:date>
    <meta:editing-duration>PT3M57S</meta:editing-duration>
    <meta:editing-cycles>4</meta:editing-cycles>
    <meta:generator>LibreOffice/6.1.2.1$MacOSX_X86_64 LibreOffice_project/65905a128db06ba48db947242809d14d3f9a93fe</meta:generator>
    <meta:document-statistic meta:object-count="3"/>
  </office:meta>
</office:document-meta>
</file>